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orphans="0" fo:widows="0"/>
      <style:text-properties style:font-name="Arial" fo:font-size="12pt" fo:font-weight="bold" style:font-size-asian="12pt" style:font-weight-asian="bold" style:font-name-complex="Arial"/>
    </style:style>
    <style:style style:name="P2" style:family="paragraph" style:parent-style-name="Standard">
      <style:paragraph-properties fo:text-align="center" style:justify-single-word="false" fo:orphans="0" fo:widows="0"/>
      <style:text-properties style:font-name="Arial" fo:font-size="12pt" fo:font-weight="bold" style:font-size-asian="12pt" style:font-weight-asian="bold" style:font-name-complex="Arial"/>
    </style:style>
    <style:style style:name="P3" style:family="paragraph" style:parent-style-name="Standard">
      <style:paragraph-properties fo:text-align="justify" style:justify-single-word="false" fo:orphans="0" fo:widows="0"/>
      <style:text-properties style:font-name="Arial" fo:font-size="12pt" style:font-size-asian="12pt" style:font-name-complex="Arial"/>
    </style:style>
    <style:style style:name="P4" style:family="paragraph" style:parent-style-name="Standard" style:master-page-name="Standard">
      <style:paragraph-properties fo:margin-left="16.979cm" fo:margin-right="0.381cm" fo:line-height="200%" fo:text-align="justify" style:justify-single-word="false" fo:orphans="0" fo:widows="0" fo:text-indent="3.441cm" style:auto-text-indent="false" style:page-number="auto"/>
      <style:text-properties style:font-name="Arial" fo:font-size="12pt" style:font-size-asian="12pt" style:font-name-complex="Arial"/>
    </style:style>
    <style:style style:name="P5" style:family="paragraph" style:parent-style-name="Standard">
      <style:paragraph-properties fo:margin-left="0cm" fo:margin-right="0.166cm" fo:text-align="justify" style:justify-single-word="false" fo:orphans="0" fo:widows="0" fo:text-indent="0cm" style:auto-text-indent="false"/>
    </style:style>
    <style:style style:name="P6" style:family="paragraph" style:parent-style-name="Standard">
      <style:paragraph-properties fo:margin-left="0cm" fo:margin-right="0.166cm" fo:text-align="justify" style:justify-single-word="false" fo:orphans="0" fo:widows="0" fo:text-indent="0cm" style:auto-text-indent="false">
        <style:tab-stops>
          <style:tab-stop style:position="13.503cm"/>
        </style:tab-stops>
      </style:paragraph-properties>
    </style:style>
    <style:style style:name="P7" style:family="paragraph" style:parent-style-name="Standard">
      <style:paragraph-properties fo:margin-left="0cm" fo:margin-right="0.166cm" fo:text-align="justify" style:justify-single-word="false" fo:orphans="0" fo:widows="0" fo:text-indent="0cm" style:auto-text-indent="false"/>
      <style:text-properties style:font-name="Arial" fo:font-size="12pt" style:font-size-asian="12pt" style:font-name-complex="Arial"/>
    </style:style>
    <style:style style:name="P8" style:family="paragraph" style:parent-style-name="Standard">
      <style:paragraph-properties fo:margin-left="0cm" fo:margin-right="0.166cm" fo:margin-top="0.381cm" fo:margin-bottom="0cm" style:contextual-spacing="false" fo:text-align="justify" style:justify-single-word="false" fo:orphans="0" fo:widows="0" fo:text-indent="0cm" style:auto-text-indent="false"/>
      <style:text-properties style:font-name="Arial" fo:font-size="12pt" style:font-size-asian="12pt" style:font-name-complex="Arial"/>
    </style:style>
    <style:style style:name="P9" style:family="paragraph" style:parent-style-name="Standard">
      <style:paragraph-properties fo:margin-left="0cm" fo:margin-right="0.166cm" fo:margin-top="0.381cm" fo:margin-bottom="0cm" style:contextual-spacing="false" fo:line-height="200%" fo:text-align="justify" style:justify-single-word="false" fo:orphans="0" fo:widows="0" fo:text-indent="0cm" style:auto-text-indent="false"/>
      <style:text-properties style:font-name="Arial" fo:font-size="12pt" style:font-size-asian="12pt" style:font-name-complex="Arial"/>
    </style:style>
    <style:style style:name="P10" style:family="paragraph" style:parent-style-name="Standard">
      <style:paragraph-properties fo:margin-left="0cm" fo:margin-right="0.166cm" fo:margin-top="0.381cm" fo:margin-bottom="0cm" style:contextual-spacing="false" fo:text-align="justify" style:justify-single-word="false" fo:orphans="0" fo:widows="0" fo:text-indent="0cm" style:auto-text-indent="false"/>
      <style:text-properties style:font-name="Arial" fo:font-size="12pt" fo:font-weight="bold" style:font-size-asian="12pt" style:font-weight-asian="bold" style:font-name-complex="Arial"/>
    </style:style>
    <style:style style:name="P11" style:family="paragraph" style:parent-style-name="Standard">
      <style:paragraph-properties fo:margin-left="0cm" fo:margin-right="0.166cm" fo:margin-top="0.381cm" fo:margin-bottom="0cm" style:contextual-spacing="false" fo:text-align="justify" style:justify-single-word="false" fo:orphans="0" fo:widows="0" fo:text-indent="0cm" style:auto-text-indent="false"/>
    </style:style>
    <style:style style:name="P12" style:family="paragraph" style:parent-style-name="Standard">
      <style:paragraph-properties fo:margin-left="0cm" fo:margin-right="0.166cm" fo:margin-top="0.381cm" fo:margin-bottom="0cm" style:contextual-spacing="false" fo:line-height="200%" fo:text-align="justify" style:justify-single-word="false" fo:orphans="0" fo:widows="0" fo:text-indent="0cm" style:auto-text-indent="false"/>
    </style:style>
    <style:style style:name="T1" style:family="text">
      <style:text-properties style:font-name="Arial" fo:font-size="12pt" style:font-size-asian="12pt" style:font-name-complex="Arial"/>
    </style:style>
    <style:style style:name="T2" style:family="text">
      <style:text-properties style:font-name="Arial" fo:font-size="12pt" fo:font-weight="bold" style:font-size-asian="12pt" style:font-weight-asian="bold" style:font-name-complex="Arial"/>
    </style:style>
    <style:style style:name="T3" style:family="text">
      <style:text-properties style:font-name="Arial" fo:font-size="12pt" fo:font-style="italic" fo:font-weight="bold" style:font-size-asian="12pt" style:font-style-asian="italic" style:font-weight-asian="bold" style:font-name-complex="Arial"/>
    </style:style>
    <style:style style:name="T4" style:family="text">
      <style:text-properties style:font-name="Arial" fo:font-size="12pt" fo:font-style="italic" style:font-size-asian="12pt" style:font-style-asian="italic" style:font-name-complex="Arial"/>
    </style:style>
    <style:style style:name="T5" style:family="text">
      <style:text-properties style:font-name="Arial" fo:font-size="12pt" style:font-name-asian="Arial" style:font-size-asian="12pt"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p>
      <text:p text:style-name="P1">PROBLEMA N° 1</text:p>
      <text:p text:style-name="P3"/>
      <text:p text:style-name="P2">CALENDARIO MAYA</text:p>
      <text:p text:style-name="P3"/>
      <text:p text:style-name="P5"><text:span text:style-name="T1">Durante su último año sabático, el profesor M.A.Ya hizo un descubrimiento sorprendente acerca , del antiguo calendario Maya. De un <text:s/>complicado mensaje, el profesor descubrió que la civilización Maya usaba un año de 365 días que llamaban HAAB, el cual tenía 19 meses. Cada uno de los primeros 18 meses tenía 20 días, y los nombres de los meses eran </text:span><text:span text:style-name="T2">pop</text:span><text:span text:style-name="T1">, </text:span><text:span text:style-name="T3">no</text:span><text:span text:style-name="T4">, </text:span><text:span text:style-name="T3">zip</text:span><text:span text:style-name="T4">, </text:span><text:span text:style-name="T3">zotz</text:span><text:span text:style-name="T4">, </text:span><text:span text:style-name="T3">tzec</text:span><text:span text:style-name="T4">, </text:span><text:span text:style-name="T3">xu</text:span><text:span text:style-name="T4">l, </text:span><text:span text:style-name="T3">yoxkin</text:span><text:span text:style-name="T4">, </text:span><text:span text:style-name="T3">mol</text:span><text:span text:style-name="T4">, </text:span><text:span text:style-name="T3">chen</text:span><text:span text:style-name="T4">, </text:span><text:span text:style-name="T3">yax</text:span><text:span text:style-name="T4">, </text:span><text:span text:style-name="T3">zac</text:span><text:span text:style-name="T4">, </text:span><text:span text:style-name="T3">ceh</text:span><text:span text:style-name="T4">, </text:span><text:span text:style-name="T3">ma</text:span><text:span text:style-name="T4">c, </text:span><text:span text:style-name="T3">kankin</text:span><text:span text:style-name="T4">, </text:span><text:span text:style-name="T3">muan</text:span><text:span text:style-name="T4">, </text:span><text:span text:style-name="T3">pax</text:span><text:span text:style-name="T4">, </text:span><text:span text:style-name="T3">koyab</text:span><text:span text:style-name="T1">, </text:span><text:span text:style-name="T3">cumhu</text:span><text:span text:style-name="T4">. </text:span><text:span text:style-name="T1">En vez de tener nombres, los días de los meses se denominaban por números comenzando en 0 hasta el 19. El último mes del HAAB se llamaba </text:span><text:span text:style-name="T3">uayet</text:span><text:span text:style-name="T4"> </text:span><text:span text:style-name="T1">y tenía 5 días denominados por los números 0, 1, 2, 3, 4. Los Mayas creían que éste mes era de mala suerte, durante el mismo, la corte de justicia no sesionaba, no había comercio, la gente ni siquiera barría el piso.</text:span></text:p>
      <text:p text:style-name="P7"/>
      <text:p text:style-name="P6"><text:span text:style-name="T1">Para propósitos religiosos, los Mayas usaban otro calendario en el cual el año se denominaba </text:span><text:span text:style-name="T3">Tzolkin</text:span><text:span text:style-name="T4"> </text:span><text:span text:style-name="T1">(Año del Acebo). Este año estaba dividido en trece períodos, cada uno de 20 días. Cada día se denominaba por un "par" consistente en un número y el nombre del día. Elios usaban 20 nombres: </text:span><text:span text:style-name="T4">imix, ik, akbal, kan, chicchan, cimi, manik, </text:span><text:span text:style-name="T1">lamat, </text:span><text:span text:style-name="T4">muluk, ok</text:span><text:span text:style-name="T1">, </text:span><text:span text:style-name="T4">chuen, eb, ben, ix, mem, cib, caban, </text:span><text:span text:style-name="T1">eznab, </text:span><text:span text:style-name="T4">canac, ahau y </text:span><text:span text:style-name="T1">13 números; ambos en ciclos.</text:span></text:p>
      <text:p text:style-name="P8">Nótese que cada día tiene una descripción sin ambigüedades. Por ejemplo, al comienzo del año los días se describen así:</text:p>
      <text:p text:style-name="P11"><text:span text:style-name="T4">1 imix, 2 ik, 3 akbal, 4 kan, 5 chicchan, 6 cimi, 7 manik, B lamat, 9 muluk, 10 ok. 11 chuen, 12 eb, 13 ben, 1 ix, 2 mem, 3 cib, 4 caban, </text:span><text:span text:style-name="T1">5 </text:span><text:span text:style-name="T4">eznab</text:span><text:span text:style-name="T1">, 6 </text:span><text:span text:style-name="T4">canac</text:span><text:span text:style-name="T1">, </text:span><text:span text:style-name="T4">7 ahau, </text:span><text:span text:style-name="T1">y de nuevo en el siguiente período: </text:span><text:span text:style-name="T4">8 imix, 9 ik, 10 </text:span><text:span text:style-name="T1">akbal;</text:span></text:p>
      <text:p text:style-name="P8">Los años (tanto HAAB como Tzoikin) se denominaban por números 0, 1. ..., donde el número 0 era el comienzo del mundo. De ésta manera el primer día era:</text:p>
      <text:p text:style-name="P8">HAAB: <text:tab/>0. <text:s/>Pop <text:s/>0 </text:p>
      <text:p text:style-name="P8">Tzolkin: <text:tab/>1 imix <text:s/>0</text:p>
      <text:p text:style-name="P8">Se trata de ayudarle al profesor M.A.Ya escribiendo un programa que le ayude a convertir las fechas del calendario HAAB al calendario Tzolkin.</text:p>
      <text:p text:style-name="P10">ENTRADA DE DATOS</text:p>
      <text:p text:style-name="P9">Las fechas del calendario HAAB se dan en el siguiente tormato: </text:p>
      <text:p text:style-name="P12"><text:span text:style-name="T5"><text:s/></text:span><text:span text:style-name="T4">NúmeroDelDía. <text:s/>Mes <text:s/>Año <text:tab/><text:tab/></text:span><text:span text:style-name="T1">Ejemplo: <text:s/>10. Zac 0</text:span></text:p>
      <text:p text:style-name="P11"><text:soft-page-break/><text:span text:style-name="T1">La primera línea del archivo de datos de entrada contiene la cantidad de fechas que vienen en el archivo. Las siguientes </text:span><text:span text:style-name="T2">n</text:span><text:span text:style-name="T1"> líneas contienen </text:span><text:span text:style-name="T2">n</text:span><text:span text:style-name="T1"> datos en el formato de calendario HAAB, cada una en una línea separada. El año es menor a 5000.</text:span></text:p>
      <text:p text:style-name="P10">SALIDA DE DATOS</text:p>
      <text:p text:style-name="P9">Las fechas en calendario Tzolkin se deben dar ei siguiente formato: </text:p>
      <text:p text:style-name="P12"><text:span text:style-name="T4">Número <text:s/>NombreDeIDía <text:s/>Año<text:tab/><text:tab/> </text:span><text:span text:style-name="T1">Ejemplo: 1 imix 0</text:span></text:p>
      <text:p text:style-name="P11"><text:span text:style-name="T1">La primera línea del archivo de datos de salida contiene la cantidad de fechas convertidas. Las siguientes </text:span><text:span text:style-name="T2">n</text:span><text:span text:style-name="T1"> líneas contienen </text:span><text:span text:style-name="T2">n</text:span><text:span text:style-name="T1"> datos en el formato de calendario Tzolkin en el orden correspondiente a los datos de entrada en calendario HA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CA ACADEMICA</meta:initial-creator>
    <meta:creation-date>2000-03-29T04:56:00</meta:creation-date>
    <dc:creator>INFORMATICA ACADEMICA</dc:creator>
    <dc:date>2000-03-29T04:56:00</dc:date>
    <meta:editing-cycles>2</meta:editing-cycles>
    <meta:editing-duration>P15824DT17H31M44S</meta:editing-duration>
    <meta:document-statistic meta:table-count="0" meta:image-count="0" meta:object-count="0" meta:page-count="2" meta:paragraph-count="19" meta:word-count="490" meta:character-count="2680" meta:non-whitespace-character-count="2190"/>
    <meta:generator>LibreOffice/4.2.6.3$Linux_x86 LibreOffice_project/420m0$Build-3</meta:generator>
  </office:meta>
</office:document-meta>
</file>